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5.084cm" fo:min-width="7.882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cm" fo:min-width="0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201cm" fo:min-width="0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2cm" fo:min-width="0cm"/>
    </style:style>
    <style:style style:name="gr5" style:family="graphic" style:parent-style-name="standard">
      <style:graphic-properties draw:fill-color="#0065bd" draw:textarea-horizontal-align="justify" draw:textarea-vertical-align="middle" draw:auto-grow-height="false" fo:min-height="0.2cm" fo:min-width="0cm"/>
    </style:style>
    <style:style style:name="gr6" style:family="graphic" style:parent-style-name="standard">
      <style:graphic-properties draw:fill="solid" draw:fill-color="#0065bd" draw:textarea-horizontal-align="justify" draw:textarea-vertical-align="middle" draw:auto-grow-height="false" fo:min-height="0.2cm" fo:min-width="0cm"/>
    </style:style>
    <style:style style:name="gr7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1.049cm" fo:min-width="0.349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1.501cm" fo:min-width="0.91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0.467cm" fo:min-width="0.255cm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4.704cm" fo:min-width="23cm"/>
    </style:style>
    <style:style style:name="gr11" style:family="graphic" style:parent-style-name="standard">
      <style:graphic-properties draw:fill-color="#f04e4d" draw:textarea-horizontal-align="justify" draw:textarea-vertical-align="middle" draw:auto-grow-height="false" fo:min-height="1.012cm" fo:min-width="0.761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12cm" fo:min-width="0.762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1.01cm" fo:min-width="0.763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1.011cm" fo:min-width="0.765cm"/>
    </style:style>
    <style:style style:name="gr15" style:family="graphic" style:parent-style-name="standard">
      <style:graphic-properties draw:fill-color="#0065bd" draw:textarea-horizontal-align="justify" draw:textarea-vertical-align="middle" draw:auto-grow-height="false" fo:min-height="1.011cm" fo:min-width="0.76cm"/>
    </style:style>
    <style:style style:name="gr16" style:family="graphic" style:parent-style-name="standard">
      <style:graphic-properties draw:fill="solid" draw:fill-color="#0065bd" draw:textarea-horizontal-align="justify" draw:textarea-vertical-align="middle" draw:auto-grow-height="false" fo:min-height="1.01cm" fo:min-width="0.761cm"/>
    </style:style>
    <style:style style:name="gr17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3.484cm" fo:min-width="1.973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4.753cm" fo:min-width="3.565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1.854cm" fo:min-width="1.707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65bd"/>
      <style:paragraph-properties fo:text-align="center"/>
    </style:style>
    <style:style style:name="P5" style:family="paragraph">
      <loext:graphic-properties draw:fill="solid" draw:fill-color="#0065b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382cm" svg:height="5.334cm" svg:x="9.618cm" svg:y="4.16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636cm" svg:height="0.636cm" svg:x="10.853cm" svg:y="7.2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636cm" svg:height="0.637cm" svg:x="12.858cm" svg:y="7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6cm" svg:height="0.636cm" svg:x="13.736cm" svg:y="7.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7cm" svg:height="0.636cm" svg:x="13.361cm" svg:y="6.0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635cm" svg:height="0.636cm" draw:transform="skewX (-0.00157079632679487) rotate (-1.22207954224643) translate (16.277cm 6.5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635cm" svg:height="0.636cm" draw:transform="skewX (-0.00157079632679487) rotate (-1.22207954224643) translate (16.984cm 6.3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273cm" svg:height="1.909cm" draw:transform="skewX (-0.00104719755119659) rotate (-1.22295220687243) translate (17.087cm 5.9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2.076cm" svg:height="2.549cm" svg:x="12.588cm" svg:y="5.7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1.139cm" svg:height="1.087cm" draw:transform="skewX (-0.00191986217719383) rotate (0.712792466514484) translate (10.38cm 7.4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8.382cm" svg:height="5.334cm" svg:x="9.618cm" svg:y="4.16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636cm" svg:height="0.636cm" svg:x="10.853cm" svg:y="7.2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636cm" svg:height="0.637cm" svg:x="12.858cm" svg:y="7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6cm" svg:height="0.636cm" svg:x="13.736cm" svg:y="7.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7cm" svg:height="0.636cm" svg:x="13.361cm" svg:y="6.0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635cm" svg:height="0.636cm" draw:transform="skewX (-0.00157079632679487) rotate (-1.22207954224643) translate (16.277cm 6.5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635cm" svg:height="0.636cm" draw:transform="skewX (-0.00157079632679487) rotate (-1.22207954224643) translate (16.984cm 6.3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273cm" svg:height="1.909cm" draw:transform="skewX (-0.00104719755119659) rotate (-1.22295220687243) translate (17.087cm 5.9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2.076cm" svg:height="2.549cm" svg:x="12.588cm" svg:y="5.7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1.139cm" svg:height="1.087cm" draw:transform="skewX (-0.00191986217719383) rotate (0.712792466514484) translate (10.38cm 7.4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8.382cm" svg:height="5.334cm" svg:x="9.618cm" svg:y="4.16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636cm" svg:height="0.636cm" svg:x="10.853cm" svg:y="7.2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636cm" svg:height="0.637cm" svg:x="12.858cm" svg:y="7.2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6cm" svg:height="0.636cm" svg:x="13.736cm" svg:y="7.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637cm" svg:height="0.636cm" svg:x="13.361cm" svg:y="6.0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635cm" svg:height="0.636cm" draw:transform="skewX (-0.00157079632679487) rotate (-1.22207954224643) translate (16.277cm 6.5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635cm" svg:height="0.636cm" draw:transform="skewX (-0.00157079632679487) rotate (-1.22207954224643) translate (16.984cm 6.3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273cm" svg:height="1.909cm" draw:transform="skewX (-0.00104719755119659) rotate (-1.22295220687243) translate (17.087cm 5.9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2.076cm" svg:height="2.549cm" svg:x="12.588cm" svg:y="5.7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1.139cm" svg:height="1.087cm" draw:transform="skewX (-0.00191986217719383) rotate (0.712792466514484) translate (10.38cm 7.4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23.5cm" svg:height="14.954cm" svg:x="2.3cm" svg:y="0.36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" draw:layer="layout" svg:width="1.781cm" svg:height="1.784cm" svg:x="5.764cm" svg:y="9.0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1.784cm" svg:height="1.784cm" svg:x="11.384cm" svg:y="9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785cm" svg:height="1.782cm" svg:x="13.845cm" svg:y="9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1.787cm" svg:height="1.783cm" svg:x="12.794cm" svg:y="5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4" draw:layer="layout" svg:width="1.78cm" svg:height="1.783cm" draw:transform="skewX (0.000523598775598248) rotate (-1.22225407517163) translate (20.97cm 7.1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1.783cm" svg:height="1.782cm" draw:transform="skewX (-0.00226892802759269) rotate (-1.22277767394723) translate (22.951cm 6.4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6" draw:layer="layout" svg:width="3.571cm" svg:height="5.352cm" draw:transform="skewX (-0.00122173047639604) rotate (-1.22295220687243) translate (23.24cm 5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6" draw:layer="layout" svg:width="5.821cm" svg:height="7.147cm" svg:x="10.626cm" svg:y="4.7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6" draw:layer="layout" svg:width="3.195cm" svg:height="3.048cm" draw:transform="skewX (-0.00104719755119667) rotate (0.712966999439684) translate (4.436cm 9.6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0" draw:text-style-name="P8" draw:layer="layout" svg:width="10.5cm" svg:height="1.276cm" svg:x="3.5cm" svg:y="1cm">
          <draw:text-box>
            <text:p text:style-name="P7"><text:span text:style-name="T1">True Positive (TP)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3T17:02:53.469572461</meta:creation-date>
    <dc:date>2025-05-23T17:05:58.011317424</dc:date>
    <meta:editing-duration>PT3M6S</meta:editing-duration>
    <meta:editing-cycles>1</meta:editing-cycles>
    <meta:document-statistic meta:object-count="72"/>
    <meta:generator>LibreOffice/7.3.7.2$Linux_X86_64 LibreOffice_project/30$Build-2</meta:generator>
  </office:meta>
</office:document-meta>
</file>